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6083in" style:rel-column-width="5957*"/>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K2" style:family="table-cell">
      <style:table-cell-properties fo:padding="0.0382in" fo:border-left="0.05pt solid #000000" fo:border-right="0.05pt solid #000000" fo:border-top="none" fo:border-bottom="0.05pt solid #000000"/>
    </style:style>
    <style:style style:name="Table4" style:family="table">
      <style:table-properties style:width="6.6854in" table:align="right"/>
    </style:style>
    <style:style style:name="Table4.A" style:family="table-column">
      <style:table-column-properties style:column-width="0.5965in"/>
    </style:style>
    <style:style style:name="Table4.B" style:family="table-column">
      <style:table-column-properties style:column-width="0.6063in"/>
    </style:style>
    <style:style style:name="Table4.C" style:family="table-column">
      <style:table-column-properties style:column-width="0.6153in"/>
    </style:style>
    <style:style style:name="Table4.H" style:family="table-column">
      <style:table-column-properties style:column-width="0.6056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K2" style:family="table-cell">
      <style:table-cell-properties fo:padding="0.0382in" fo:border-left="0.05pt solid #000000" fo:border-right="0.05pt solid #000000" fo:border-top="none" fo:border-bottom="0.05pt solid #000000"/>
    </style:style>
    <style:style style:name="P1" style:family="paragraph" style:parent-style-name="Title">
      <style:text-properties officeooo:rsid="000b5e1f" officeooo:paragraph-rsid="000b5e1f"/>
    </style:style>
    <style:style style:name="P2" style:family="paragraph" style:parent-style-name="Title">
      <style:text-properties officeooo:rsid="0032df6e" officeooo:paragraph-rsid="0032df6e"/>
    </style:style>
    <style:style style:name="P3" style:family="paragraph" style:parent-style-name="Text_20_body">
      <style:text-properties officeooo:rsid="000b5e1f" officeooo:paragraph-rsid="000bc83f"/>
    </style:style>
    <style:style style:name="P4" style:family="paragraph" style:parent-style-name="Text_20_body">
      <style:text-properties officeooo:rsid="000b9216" officeooo:paragraph-rsid="000bc83f"/>
    </style:style>
    <style:style style:name="P5" style:family="paragraph" style:parent-style-name="Text_20_body">
      <style:text-properties officeooo:rsid="000bc83f" officeooo:paragraph-rsid="000bc83f"/>
    </style:style>
    <style:style style:name="P6" style:family="paragraph" style:parent-style-name="Text_20_body">
      <style:text-properties officeooo:rsid="001147a9" officeooo:paragraph-rsid="001147a9"/>
    </style:style>
    <style:style style:name="P7" style:family="paragraph" style:parent-style-name="Text_20_body">
      <style:text-properties officeooo:rsid="0014538a" officeooo:paragraph-rsid="0014538a"/>
    </style:style>
    <style:style style:name="P8" style:family="paragraph" style:parent-style-name="Text_20_body">
      <style:text-properties officeooo:rsid="001649a6" officeooo:paragraph-rsid="001649a6"/>
    </style:style>
    <style:style style:name="P9" style:family="paragraph" style:parent-style-name="Text_20_body">
      <style:text-properties fo:font-weight="normal" officeooo:rsid="001c722f" officeooo:paragraph-rsid="001c722f" style:font-weight-asian="normal" style:font-weight-complex="normal"/>
    </style:style>
    <style:style style:name="P10" style:family="paragraph" style:parent-style-name="Text_20_body">
      <style:text-properties fo:font-weight="normal" officeooo:rsid="0021d984" officeooo:paragraph-rsid="0021d984" style:font-weight-asian="normal" style:font-weight-complex="normal"/>
    </style:style>
    <style:style style:name="P11" style:family="paragraph" style:parent-style-name="Text_20_body">
      <style:text-properties fo:font-weight="normal" officeooo:rsid="00238aa4" officeooo:paragraph-rsid="00238aa4" style:font-weight-asian="normal" style:font-weight-complex="normal"/>
    </style:style>
    <style:style style:name="P12" style:family="paragraph" style:parent-style-name="Text_20_body">
      <style:text-properties fo:font-weight="normal" officeooo:rsid="00255549" officeooo:paragraph-rsid="00255549" style:font-weight-asian="normal" style:font-weight-complex="normal"/>
    </style:style>
    <style:style style:name="P13" style:family="paragraph" style:parent-style-name="Text_20_body">
      <style:text-properties fo:font-weight="normal" officeooo:rsid="0025a082" officeooo:paragraph-rsid="0025a082" style:font-weight-asian="normal" style:font-weight-complex="normal"/>
    </style:style>
    <style:style style:name="P14" style:family="paragraph" style:parent-style-name="Text_20_body">
      <style:text-properties fo:font-weight="normal" officeooo:rsid="001fbf1e" officeooo:paragraph-rsid="001fbf1e" style:font-weight-asian="normal" style:font-weight-complex="normal"/>
    </style:style>
    <style:style style:name="P15" style:family="paragraph" style:parent-style-name="Text_20_body">
      <style:text-properties fo:font-weight="normal" officeooo:rsid="0020bb90" officeooo:paragraph-rsid="0020bb90" style:font-weight-asian="normal" style:font-weight-complex="normal"/>
    </style:style>
    <style:style style:name="P16" style:family="paragraph" style:parent-style-name="Text_20_body">
      <style:text-properties fo:font-weight="normal" officeooo:rsid="0032df6e" officeooo:paragraph-rsid="0032f681" style:font-weight-asian="normal" style:font-weight-complex="normal"/>
    </style:style>
    <style:style style:name="P17" style:family="paragraph" style:parent-style-name="Text_20_body">
      <style:text-properties officeooo:rsid="0019626c" officeooo:paragraph-rsid="001b251f"/>
    </style:style>
    <style:style style:name="P18" style:family="paragraph" style:parent-style-name="Text_20_body">
      <style:text-properties officeooo:rsid="0019626c" officeooo:paragraph-rsid="001fbf1e"/>
    </style:style>
    <style:style style:name="P19" style:family="paragraph" style:parent-style-name="Text_20_body">
      <style:text-properties officeooo:rsid="0019626c" officeooo:paragraph-rsid="0020bb90"/>
    </style:style>
    <style:style style:name="P20" style:family="paragraph" style:parent-style-name="Text_20_body">
      <style:text-properties fo:font-weight="bold" officeooo:rsid="001b251f" officeooo:paragraph-rsid="001b251f" style:font-weight-asian="bold" style:font-weight-complex="bold"/>
    </style:style>
    <style:style style:name="P21" style:family="paragraph" style:parent-style-name="Text_20_body">
      <style:text-properties fo:font-weight="bold" officeooo:rsid="00238aa4" officeooo:paragraph-rsid="00238aa4" style:font-weight-asian="bold" style:font-weight-complex="bold"/>
    </style:style>
    <style:style style:name="P22" style:family="paragraph" style:parent-style-name="Text_20_body">
      <style:text-properties fo:font-weight="bold" officeooo:rsid="0032df6e" officeooo:paragraph-rsid="0032df6e" style:font-weight-asian="bold" style:font-weight-complex="bold"/>
    </style:style>
    <style:style style:name="P23" style:family="paragraph" style:parent-style-name="Text_20_body">
      <style:text-properties officeooo:rsid="001c722f" officeooo:paragraph-rsid="001c722f"/>
    </style:style>
    <style:style style:name="P24" style:family="paragraph" style:parent-style-name="Text_20_body">
      <style:text-properties style:font-name="Liberation Sans" fo:font-size="18.2000007629395pt" fo:font-weight="bold" officeooo:rsid="0025a082" officeooo:paragraph-rsid="0025a082" style:font-name-asian="Noto Sans CJK SC Regular" style:font-size-asian="18.2000007629395pt" style:font-weight-asian="bold" style:font-name-complex="FreeSans" style:font-size-complex="18.2000007629395pt" style:font-weight-complex="bold"/>
    </style:style>
    <style:style style:name="P25" style:family="paragraph" style:parent-style-name="Text_20_body">
      <style:text-properties style:font-name="Liberation Serif" fo:font-size="12pt" fo:font-weight="bold" officeooo:rsid="0025f66e" officeooo:paragraph-rsid="0025f66e" style:font-name-asian="Noto Sans CJK SC Regular" style:font-size-asian="10.5pt" style:font-weight-asian="bold" style:font-name-complex="FreeSans" style:font-size-complex="12pt" style:font-weight-complex="bold"/>
    </style:style>
    <style:style style:name="P26" style:family="paragraph" style:parent-style-name="Text_20_body">
      <style:text-properties style:font-name="Liberation Serif" fo:font-size="12pt" fo:font-weight="bold" officeooo:rsid="002c5abb" officeooo:paragraph-rsid="002c5abb" style:font-name-asian="Noto Sans CJK SC Regular" style:font-size-asian="10.5pt" style:font-weight-asian="bold" style:font-name-complex="FreeSans" style:font-size-complex="12pt" style:font-weight-complex="bold"/>
    </style:style>
    <style:style style:name="P27" style:family="paragraph" style:parent-style-name="Text_20_body">
      <style:text-properties style:font-name="Liberation Serif" fo:font-size="12pt" fo:font-weight="bold" officeooo:rsid="002d0d75" officeooo:paragraph-rsid="002d0d75" style:font-name-asian="Noto Sans CJK SC Regular" style:font-size-asian="10.5pt" style:font-weight-asian="bold" style:font-name-complex="FreeSans" style:font-size-complex="12pt" style:font-weight-complex="bold"/>
    </style:style>
    <style:style style:name="P28" style:family="paragraph" style:parent-style-name="Text_20_body">
      <style:text-properties style:font-name="Liberation Serif" fo:font-size="12pt" fo:font-weight="bold" officeooo:rsid="002e330d" officeooo:paragraph-rsid="002e330d" style:font-name-asian="Noto Sans CJK SC Regular" style:font-size-asian="10.5pt" style:font-weight-asian="bold" style:font-name-complex="FreeSans" style:font-size-complex="12pt" style:font-weight-complex="bold"/>
    </style:style>
    <style:style style:name="P29" style:family="paragraph" style:parent-style-name="Text_20_body">
      <style:text-properties style:font-name="Liberation Serif" fo:font-size="12pt" fo:font-weight="bold" officeooo:rsid="0030940a" officeooo:paragraph-rsid="0030940a" style:font-name-asian="Noto Sans CJK SC Regular" style:font-size-asian="10.5pt" style:font-weight-asian="bold" style:font-name-complex="FreeSans" style:font-size-complex="12pt" style:font-weight-complex="bold"/>
    </style:style>
    <style:style style:name="P30" style:family="paragraph" style:parent-style-name="Text_20_body">
      <style:text-properties style:font-name="Liberation Serif" fo:font-size="12pt" fo:font-weight="normal" officeooo:rsid="0025f66e" officeooo:paragraph-rsid="0029a23c" style:font-name-asian="Noto Sans CJK SC Regular" style:font-size-asian="10.5pt" style:font-weight-asian="normal" style:font-name-complex="FreeSans" style:font-size-complex="12pt" style:font-weight-complex="normal"/>
    </style:style>
    <style:style style:name="P31" style:family="paragraph" style:parent-style-name="Text_20_body">
      <style:text-properties style:font-name="Liberation Serif" fo:font-size="12pt" fo:font-weight="normal" officeooo:rsid="0029a23c" officeooo:paragraph-rsid="0029a23c" style:font-name-asian="Noto Sans CJK SC Regular" style:font-size-asian="10.5pt" style:font-weight-asian="normal" style:font-name-complex="FreeSans" style:font-size-complex="12pt" style:font-weight-complex="normal"/>
    </style:style>
    <style:style style:name="P32" style:family="paragraph" style:parent-style-name="Text_20_body">
      <style:text-properties style:font-name="Liberation Serif" fo:font-size="12pt" fo:font-weight="normal" officeooo:rsid="002b3aa0" officeooo:paragraph-rsid="002b3aa0" style:font-name-asian="Noto Sans CJK SC Regular" style:font-size-asian="10.5pt" style:font-weight-asian="normal" style:font-name-complex="FreeSans" style:font-size-complex="12pt" style:font-weight-complex="normal"/>
    </style:style>
    <style:style style:name="P33" style:family="paragraph" style:parent-style-name="Text_20_body">
      <style:text-properties style:font-name="Liberation Serif" fo:font-size="12pt" fo:font-weight="normal" officeooo:rsid="002c5abb" officeooo:paragraph-rsid="002c5abb" style:font-name-asian="Noto Sans CJK SC Regular" style:font-size-asian="10.5pt" style:font-weight-asian="normal" style:font-name-complex="FreeSans" style:font-size-complex="12pt" style:font-weight-complex="normal"/>
    </style:style>
    <style:style style:name="P34" style:family="paragraph" style:parent-style-name="Text_20_body">
      <style:text-properties style:font-name="Liberation Serif" fo:font-size="12pt" fo:font-weight="normal" officeooo:rsid="002c5abb" officeooo:paragraph-rsid="002d0d75" style:font-name-asian="Noto Sans CJK SC Regular" style:font-size-asian="10.5pt" style:font-weight-asian="normal" style:font-name-complex="FreeSans" style:font-size-complex="12pt" style:font-weight-complex="normal"/>
    </style:style>
    <style:style style:name="P35" style:family="paragraph" style:parent-style-name="Text_20_body">
      <style:text-properties style:font-name="Liberation Serif" fo:font-size="12pt" fo:font-weight="normal" officeooo:rsid="002d0d75" officeooo:paragraph-rsid="002d0d75" style:font-name-asian="Noto Sans CJK SC Regular" style:font-size-asian="10.5pt" style:font-weight-asian="normal" style:font-name-complex="FreeSans" style:font-size-complex="12pt" style:font-weight-complex="normal"/>
    </style:style>
    <style:style style:name="P36" style:family="paragraph" style:parent-style-name="Text_20_body">
      <style:text-properties style:font-name="Liberation Serif" fo:font-size="12pt" fo:font-weight="normal" officeooo:rsid="0030940a" officeooo:paragraph-rsid="0030940a" style:font-name-asian="Noto Sans CJK SC Regular" style:font-size-asian="10.5pt" style:font-weight-asian="normal" style:font-name-complex="FreeSans" style:font-size-complex="12pt" style:font-weight-complex="normal"/>
    </style:style>
    <style:style style:name="P37" style:family="paragraph" style:parent-style-name="Text_20_body">
      <style:text-properties style:font-name="Liberation Serif" fo:font-size="12pt" fo:font-weight="normal" officeooo:rsid="0032df6e" officeooo:paragraph-rsid="0032df6e" style:font-name-asian="Noto Sans CJK SC Regular" style:font-size-asian="10.5pt" style:font-weight-asian="normal" style:font-name-complex="FreeSans" style:font-size-complex="12pt" style:font-weight-complex="normal"/>
    </style:style>
    <style:style style:name="P38" style:family="paragraph" style:parent-style-name="Text_20_body">
      <style:text-properties officeooo:rsid="00103f3a" officeooo:paragraph-rsid="000db63e"/>
    </style:style>
    <style:style style:name="P39" style:family="paragraph" style:parent-style-name="Text_20_body">
      <style:text-properties officeooo:rsid="001ddf4d" officeooo:paragraph-rsid="001ddf4d"/>
    </style:style>
    <style:style style:name="P40" style:family="paragraph" style:parent-style-name="Text_20_body">
      <style:text-properties officeooo:rsid="0021d984" officeooo:paragraph-rsid="0020bb90"/>
    </style:style>
    <style:style style:name="P41" style:family="paragraph" style:parent-style-name="Title">
      <style:paragraph-properties fo:break-before="page"/>
      <style:text-properties officeooo:rsid="0019626c" officeooo:paragraph-rsid="0019626c"/>
    </style:style>
    <style:style style:name="P42" style:family="paragraph" style:parent-style-name="Standard">
      <style:text-properties fo:font-weight="normal" officeooo:rsid="0042be55" officeooo:paragraph-rsid="0042dbcb" style:font-weight-asian="normal" style:font-weight-complex="normal"/>
    </style:style>
    <style:style style:name="P43" style:family="paragraph" style:parent-style-name="Text_20_body">
      <style:text-properties fo:font-weight="normal" officeooo:rsid="00384516" officeooo:paragraph-rsid="00384516" style:font-weight-asian="normal" style:font-weight-complex="normal"/>
    </style:style>
    <style:style style:name="P44" style:family="paragraph" style:parent-style-name="Text_20_body">
      <style:text-properties fo:font-weight="normal" officeooo:rsid="0038daf3" officeooo:paragraph-rsid="00393075" style:font-weight-asian="normal" style:font-weight-complex="normal"/>
    </style:style>
    <style:style style:name="P45" style:family="paragraph" style:parent-style-name="Text_20_body">
      <style:text-properties fo:font-weight="normal" officeooo:rsid="003bb749" officeooo:paragraph-rsid="003bb749" style:font-weight-asian="normal" style:font-weight-complex="normal"/>
    </style:style>
    <style:style style:name="P46" style:family="paragraph" style:parent-style-name="Text_20_body">
      <style:text-properties fo:font-weight="normal" officeooo:rsid="003e920f" officeooo:paragraph-rsid="003e920f" style:font-weight-asian="normal" style:font-weight-complex="normal"/>
    </style:style>
    <style:style style:name="P47" style:family="paragraph" style:parent-style-name="Text_20_body">
      <style:text-properties fo:font-weight="normal" officeooo:rsid="00404d59" officeooo:paragraph-rsid="00404d59" style:font-weight-asian="normal" style:font-weight-complex="normal"/>
    </style:style>
    <style:style style:name="P48" style:family="paragraph" style:parent-style-name="Text_20_body">
      <style:text-properties fo:font-weight="normal" officeooo:rsid="00419826" officeooo:paragraph-rsid="00419826" style:font-weight-asian="normal" style:font-weight-complex="normal"/>
    </style:style>
    <style:style style:name="P49" style:family="paragraph" style:parent-style-name="Text_20_body">
      <style:text-properties fo:font-weight="normal" officeooo:rsid="0042be55" officeooo:paragraph-rsid="0042be55" style:font-weight-asian="normal" style:font-weight-complex="normal"/>
    </style:style>
    <style:style style:name="P50" style:family="paragraph" style:parent-style-name="Text_20_body">
      <style:text-properties fo:font-weight="normal" officeooo:rsid="0042dbcb" officeooo:paragraph-rsid="00460b66" style:font-weight-asian="normal" style:font-weight-complex="normal"/>
    </style:style>
    <style:style style:name="P51" style:family="paragraph" style:parent-style-name="Text_20_body">
      <style:text-properties fo:font-weight="normal" officeooo:rsid="004f3ff1" officeooo:paragraph-rsid="0050cde5" style:font-weight-asian="normal" style:font-weight-complex="normal"/>
    </style:style>
    <style:style style:name="P52" style:family="paragraph" style:parent-style-name="Text_20_body">
      <style:text-properties fo:font-weight="normal" officeooo:rsid="0052e6d3" officeooo:paragraph-rsid="0052e6d3" style:font-weight-asian="normal" style:font-weight-complex="normal"/>
    </style:style>
    <style:style style:name="P53" style:family="paragraph" style:parent-style-name="Text_20_body">
      <style:text-properties fo:font-weight="normal" officeooo:rsid="0055425c" officeooo:paragraph-rsid="0055425c" style:font-weight-asian="normal" style:font-weight-complex="normal"/>
    </style:style>
    <style:style style:name="P54" style:family="paragraph" style:parent-style-name="Text_20_body">
      <style:text-properties fo:font-weight="bold" officeooo:rsid="0032f681" officeooo:paragraph-rsid="0037ab30" style:font-weight-asian="bold" style:font-weight-complex="bold"/>
    </style:style>
    <style:style style:name="P55" style:family="paragraph" style:parent-style-name="Text_20_body">
      <style:text-properties fo:font-weight="bold" officeooo:rsid="00384516" officeooo:paragraph-rsid="00384516" style:font-weight-asian="bold" style:font-weight-complex="bold"/>
    </style:style>
    <style:style style:name="P56" style:family="paragraph" style:parent-style-name="Text_20_body">
      <style:text-properties fo:font-weight="bold" officeooo:rsid="003d6c39" officeooo:paragraph-rsid="003d6c39" style:font-weight-asian="bold" style:font-weight-complex="bold"/>
    </style:style>
    <style:style style:name="P57" style:family="paragraph" style:parent-style-name="Text_20_body">
      <style:text-properties fo:font-weight="bold" officeooo:rsid="0042be55" officeooo:paragraph-rsid="0042be55" style:font-weight-asian="bold" style:font-weight-complex="bold"/>
    </style:style>
    <style:style style:name="P58" style:family="paragraph" style:parent-style-name="Text_20_body">
      <style:text-properties fo:font-weight="bold" officeooo:rsid="0049bb26" officeooo:paragraph-rsid="0049bb26" style:font-weight-asian="bold" style:font-weight-complex="bold"/>
    </style:style>
    <style:style style:name="P59" style:family="paragraph" style:parent-style-name="Text_20_body">
      <style:text-properties fo:font-weight="bold" officeooo:rsid="004ac02d" officeooo:paragraph-rsid="004ac02d" style:font-weight-asian="bold" style:font-weight-complex="bold"/>
    </style:style>
    <style:style style:name="P60" style:family="paragraph" style:parent-style-name="Text_20_body">
      <style:text-properties fo:font-weight="bold" officeooo:rsid="004ca364" officeooo:paragraph-rsid="004ca364" style:font-weight-asian="bold" style:font-weight-complex="bold"/>
    </style:style>
    <style:style style:name="P61" style:family="paragraph" style:parent-style-name="Text_20_body">
      <style:text-properties fo:font-weight="bold" officeooo:rsid="004ec6a1" officeooo:paragraph-rsid="004ec6a1" style:font-weight-asian="bold" style:font-weight-complex="bold"/>
    </style:style>
    <style:style style:name="P62" style:family="paragraph" style:parent-style-name="Text_20_body">
      <style:text-properties fo:font-weight="bold" officeooo:rsid="004f3ff1" officeooo:paragraph-rsid="004f3ff1" style:font-weight-asian="bold" style:font-weight-complex="bold"/>
    </style:style>
    <style:style style:name="P63" style:family="paragraph" style:parent-style-name="Text_20_body">
      <style:text-properties fo:font-weight="bold" officeooo:rsid="0052e6d3" officeooo:paragraph-rsid="0052e6d3" style:font-weight-asian="bold" style:font-weight-complex="bold"/>
    </style:style>
    <style:style style:name="P64" style:family="paragraph" style:parent-style-name="Text_20_body">
      <style:text-properties officeooo:rsid="0025f66e" officeooo:paragraph-rsid="0025f66e"/>
    </style:style>
    <style:style style:name="P65" style:family="paragraph" style:parent-style-name="Text_20_body">
      <style:text-properties officeooo:rsid="003f54cd" officeooo:paragraph-rsid="003f54cd"/>
    </style:style>
    <style:style style:name="P66" style:family="paragraph" style:parent-style-name="Text_20_body">
      <style:text-properties officeooo:rsid="0042dbcb" officeooo:paragraph-rsid="0042dbcb"/>
    </style:style>
    <style:style style:name="P67" style:family="paragraph" style:parent-style-name="Text_20_body">
      <style:text-properties officeooo:rsid="0044a291" officeooo:paragraph-rsid="0044a291"/>
    </style:style>
    <style:style style:name="P68" style:family="paragraph" style:parent-style-name="Text_20_body">
      <style:text-properties officeooo:rsid="00477171" officeooo:paragraph-rsid="00477171"/>
    </style:style>
    <style:style style:name="P69" style:family="paragraph" style:parent-style-name="Text_20_body">
      <style:text-properties officeooo:rsid="004cb719" officeooo:paragraph-rsid="004ea26d"/>
    </style:style>
    <style:style style:name="P70" style:family="paragraph" style:parent-style-name="Text_20_body">
      <style:paragraph-properties fo:break-before="page"/>
      <style:text-properties officeooo:rsid="00110431" officeooo:paragraph-rsid="0042dbcb"/>
    </style:style>
    <style:style style:name="P71" style:family="paragraph" style:parent-style-name="Title">
      <style:text-properties officeooo:rsid="00460b66" officeooo:paragraph-rsid="00460b66"/>
    </style:style>
    <style:style style:name="P72" style:family="paragraph" style:parent-style-name="Title">
      <style:text-properties officeooo:rsid="00547c83" officeooo:paragraph-rsid="00547c83"/>
    </style:style>
    <style:style style:name="P73" style:family="paragraph" style:parent-style-name="Heading_20_2">
      <style:text-properties officeooo:rsid="0025a082" officeooo:paragraph-rsid="0025a082"/>
    </style:style>
    <style:style style:name="P74" style:family="paragraph" style:parent-style-name="Heading_20_1">
      <style:text-properties officeooo:rsid="0025a082" officeooo:paragraph-rsid="0025a082"/>
    </style:style>
    <style:style style:name="P75" style:family="paragraph" style:parent-style-name="Heading_20_1">
      <style:text-properties officeooo:rsid="0032df6e" officeooo:paragraph-rsid="0032df6e"/>
    </style:style>
    <style:style style:name="P76" style:family="paragraph" style:parent-style-name="Heading_20_1">
      <style:text-properties officeooo:rsid="00460b66" officeooo:paragraph-rsid="00460b66"/>
    </style:style>
    <style:style style:name="P77" style:family="paragraph" style:parent-style-name="Table_20_Contents">
      <style:text-properties officeooo:rsid="003bb749" officeooo:paragraph-rsid="003bb749"/>
    </style:style>
    <style:style style:name="P78" style:family="paragraph" style:parent-style-name="Table_20_Contents">
      <style:text-properties officeooo:rsid="003bb749" officeooo:paragraph-rsid="004ec6a1"/>
    </style:style>
    <style:style style:name="P79" style:family="paragraph" style:parent-style-name="Table_20_Contents">
      <style:paragraph-properties fo:text-align="center" style:justify-single-word="false"/>
      <style:text-properties fo:font-weight="bold" officeooo:rsid="003d6c39" officeooo:paragraph-rsid="003d6c39" style:font-weight-asian="bold" style:font-weight-complex="bold"/>
    </style:style>
    <style:style style:name="P80" style:family="paragraph" style:parent-style-name="Table_20_Contents">
      <style:paragraph-properties fo:text-align="center" style:justify-single-word="false"/>
      <style:text-properties fo:font-weight="bold" officeooo:rsid="0042be55" officeooo:paragraph-rsid="0042be55" style:font-weight-asian="bold" style:font-weight-complex="bold"/>
    </style:style>
    <style:style style:name="P81" style:family="paragraph" style:parent-style-name="Table_20_Contents">
      <style:paragraph-properties fo:text-align="center" style:justify-single-word="false"/>
      <style:text-properties fo:font-weight="bold" officeooo:rsid="0042be55" officeooo:paragraph-rsid="0042dbcb" style:font-weight-asian="bold" style:font-weight-complex="bold"/>
    </style:style>
    <style:style style:name="P82" style:family="paragraph" style:parent-style-name="Table_20_Contents">
      <style:text-properties officeooo:rsid="00419826" officeooo:paragraph-rsid="00419826"/>
    </style:style>
    <style:style style:name="P83" style:family="paragraph" style:parent-style-name="Table_20_Contents">
      <style:text-properties officeooo:rsid="00419826" officeooo:paragraph-rsid="0042dbcb"/>
    </style:style>
    <style:style style:name="P84" style:family="paragraph" style:parent-style-name="Table_20_Contents">
      <style:text-properties officeooo:rsid="0042be55" officeooo:paragraph-rsid="0042be55"/>
    </style:style>
    <style:style style:name="P85" style:family="paragraph" style:parent-style-name="Table_20_Contents">
      <style:text-properties officeooo:rsid="0042be55" officeooo:paragraph-rsid="0042dbcb"/>
    </style:style>
    <style:style style:name="P86" style:family="paragraph" style:parent-style-name="Table_20_Contents">
      <style:text-properties officeooo:rsid="0042dbcb" officeooo:paragraph-rsid="0042dbcb"/>
    </style:style>
    <style:style style:name="T1" style:family="text">
      <style:text-properties officeooo:rsid="000b9216"/>
    </style:style>
    <style:style style:name="T2" style:family="text">
      <style:text-properties officeooo:rsid="0012b006"/>
    </style:style>
    <style:style style:name="T3" style:family="text">
      <style:text-properties officeooo:rsid="001649a6"/>
    </style:style>
    <style:style style:name="T4" style:family="text">
      <style:text-properties officeooo:rsid="001ac198"/>
    </style:style>
    <style:style style:name="T5" style:family="text">
      <style:text-properties officeooo:rsid="001c722f"/>
    </style:style>
    <style:style style:name="T6" style:family="text">
      <style:text-properties officeooo:rsid="001d9c06"/>
    </style:style>
    <style:style style:name="T7" style:family="text">
      <style:text-properties fo:font-weight="bold" style:font-weight-asian="bold" style:font-weight-complex="bold"/>
    </style:style>
    <style:style style:name="T8" style:family="text">
      <style:text-properties fo:font-weight="bold" officeooo:rsid="001ddf4d" style:font-weight-asian="bold" style:font-weight-complex="bold"/>
    </style:style>
    <style:style style:name="T9" style:family="text">
      <style:text-properties fo:font-weight="bold" officeooo:rsid="001fbf1e" style:font-weight-asian="bold" style:font-weight-complex="bold"/>
    </style:style>
    <style:style style:name="T10" style:family="text">
      <style:text-properties fo:font-weight="bold" officeooo:rsid="0020bb90" style:font-weight-asian="bold" style:font-weight-complex="bold"/>
    </style:style>
    <style:style style:name="T11" style:family="text">
      <style:text-properties fo:font-weight="bold" officeooo:rsid="0025a082" style:font-weight-asian="bold" style:font-weight-complex="bold"/>
    </style:style>
    <style:style style:name="T12" style:family="text">
      <style:text-properties fo:font-weight="bold" officeooo:rsid="00255549" style:font-weight-asian="bold" style:font-weight-complex="bold"/>
    </style:style>
    <style:style style:name="T13" style:family="text">
      <style:text-properties fo:font-weight="bold" officeooo:rsid="0032f681" style:font-weight-asian="bold" style:font-weight-complex="bold"/>
    </style:style>
    <style:style style:name="T14" style:family="text">
      <style:text-properties fo:font-weight="bold" officeooo:rsid="0038daf3" style:font-weight-asian="bold" style:font-weight-complex="bold"/>
    </style:style>
    <style:style style:name="T15" style:family="text">
      <style:text-properties fo:font-weight="bold" officeooo:rsid="00393075" style:font-weight-asian="bold" style:font-weight-complex="bold"/>
    </style:style>
    <style:style style:name="T16" style:family="text">
      <style:text-properties fo:font-weight="bold" officeooo:rsid="0044a291" style:font-weight-asian="bold" style:font-weight-complex="bold"/>
    </style:style>
    <style:style style:name="T17" style:family="text">
      <style:text-properties fo:font-weight="bold" officeooo:rsid="00460b66"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fbf1e" style:font-weight-asian="normal" style:font-weight-complex="normal"/>
    </style:style>
    <style:style style:name="T20" style:family="text">
      <style:text-properties fo:font-weight="normal" officeooo:rsid="0020bb90" style:font-weight-asian="normal" style:font-weight-complex="normal"/>
    </style:style>
    <style:style style:name="T21" style:family="text">
      <style:text-properties fo:font-weight="normal" officeooo:rsid="0035b21c" style:font-weight-asian="normal" style:font-weight-complex="normal"/>
    </style:style>
    <style:style style:name="T22" style:family="text">
      <style:text-properties fo:font-weight="normal" officeooo:rsid="0037ab30" style:font-weight-asian="normal" style:font-weight-complex="normal"/>
    </style:style>
    <style:style style:name="T23" style:family="text">
      <style:text-properties fo:font-weight="normal" officeooo:rsid="004ac02d" style:font-weight-asian="normal" style:font-weight-complex="normal"/>
    </style:style>
    <style:style style:name="T24" style:family="text">
      <style:text-properties fo:font-weight="normal" officeooo:rsid="004bfac5" style:font-weight-asian="normal" style:font-weight-complex="normal"/>
    </style:style>
    <style:style style:name="T25" style:family="text">
      <style:text-properties fo:font-weight="normal" officeooo:rsid="004ca364" style:font-weight-asian="normal" style:font-weight-complex="normal"/>
    </style:style>
    <style:style style:name="T26" style:family="text">
      <style:text-properties fo:font-weight="normal" officeooo:rsid="004cb719" style:font-weight-asian="normal" style:font-weight-complex="normal"/>
    </style:style>
    <style:style style:name="T27" style:family="text">
      <style:text-properties fo:font-weight="normal" officeooo:rsid="004ea26d" style:font-weight-asian="normal" style:font-weight-complex="normal"/>
    </style:style>
    <style:style style:name="T28" style:family="text">
      <style:text-properties fo:font-weight="normal" officeooo:rsid="004ec6a1" style:font-weight-asian="normal" style:font-weight-complex="normal"/>
    </style:style>
    <style:style style:name="T29" style:family="text">
      <style:text-properties fo:font-weight="normal" officeooo:rsid="004f3ff1" style:font-weight-asian="normal" style:font-weight-complex="normal"/>
    </style:style>
    <style:style style:name="T30" style:family="text">
      <style:text-properties fo:font-weight="normal" officeooo:rsid="00547c83" style:font-weight-asian="normal" style:font-weight-complex="normal"/>
    </style:style>
    <style:style style:name="T31" style:family="text">
      <style:text-properties officeooo:rsid="00238aa4"/>
    </style:style>
    <style:style style:name="T32" style:family="text">
      <style:text-properties officeooo:rsid="00252f35"/>
    </style:style>
    <style:style style:name="T33" style:family="text">
      <style:text-properties officeooo:rsid="0025a082"/>
    </style:style>
    <style:style style:name="T34" style:family="text">
      <style:text-properties officeooo:rsid="0029a1ac"/>
    </style:style>
    <style:style style:name="T35" style:family="text">
      <style:text-properties officeooo:rsid="002b3aa0"/>
    </style:style>
    <style:style style:name="T36" style:family="text">
      <style:text-properties officeooo:rsid="002e330d"/>
    </style:style>
    <style:style style:name="T37" style:family="text">
      <style:text-properties officeooo:rsid="00302a23"/>
    </style:style>
    <style:style style:name="T38" style:family="text">
      <style:text-properties officeooo:rsid="0032330e"/>
    </style:style>
    <style:style style:name="T39" style:family="text">
      <style:text-properties officeooo:rsid="0032f681"/>
    </style:style>
    <style:style style:name="T40" style:family="text">
      <style:text-properties officeooo:rsid="0035b21c"/>
    </style:style>
    <style:style style:name="T41" style:family="text">
      <style:text-properties officeooo:rsid="0038daf3"/>
    </style:style>
    <style:style style:name="T42" style:family="text">
      <style:text-properties officeooo:rsid="00393075"/>
    </style:style>
    <style:style style:name="T43" style:family="text">
      <style:text-properties officeooo:rsid="003bb749"/>
    </style:style>
    <style:style style:name="T44" style:family="text">
      <style:text-properties officeooo:rsid="003d6c39"/>
    </style:style>
    <style:style style:name="T45" style:family="text">
      <style:text-properties officeooo:rsid="003f54cd"/>
    </style:style>
    <style:style style:name="T46" style:family="text">
      <style:text-properties officeooo:rsid="00404d59"/>
    </style:style>
    <style:style style:name="T47" style:family="text">
      <style:text-properties officeooo:rsid="0042dbcb"/>
    </style:style>
    <style:style style:name="T48" style:family="text">
      <style:text-properties officeooo:rsid="0044a291"/>
    </style:style>
    <style:style style:name="T49" style:family="text">
      <style:text-properties officeooo:rsid="0047c036"/>
    </style:style>
    <style:style style:name="T50" style:family="text">
      <style:text-properties officeooo:rsid="004ea26d"/>
    </style:style>
    <style:style style:name="T51" style:family="text">
      <style:text-properties officeooo:rsid="004ec6a1"/>
    </style:style>
    <style:style style:name="T52" style:family="text">
      <style:text-properties officeooo:rsid="004f9173"/>
    </style:style>
    <style:style style:name="T53" style:family="text">
      <style:text-properties officeooo:rsid="0050abdd"/>
    </style:style>
    <style:style style:name="T54" style:family="text">
      <style:text-properties officeooo:rsid="0050cde5"/>
    </style:style>
    <style:style style:name="T55" style:family="text">
      <style:text-properties officeooo:rsid="00547c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3">Many real world problems could be easily solved using constraints, in this paper we take a <text:span text:style-name="T1">particular</text:span> interest in the <text:span text:style-name="T1">world of sport scheduling. The sport scheduling problem consists of planning games in a sport tournament that satisfy a certain amount of constraints stated by different stakeholders within the tournament (organizers, participants, television rights, fans, government, …). </text:span></text:p>
      <text:p text:style-name="P4">There is a big variety within the formats of the sport scheduling tournaments, a brief summary will be given, but the main focus will be round robin tournaments due to their simplicity and the fact that they are very commonly used in different sports. A round robin tournament is a tournament where each team plays each other team a fixed amount of times. </text:p>
      <text:p text:style-name="P5">Besides planning when teams play each other, also the location is important. A core aspect of sport scheduling is the creation of schedules who are optimized on logistics and where every stakeholder has the same amount of (dis)advantages. <text:s text:c="3"/></text:p>
      <text:p text:style-name="P38">The step of trying to obtain a realistic model that is both optimized and satisfies all the constraints of the stakeholders is very hard and laborsome[1]. An alternative for solving this problem could be the employment of constraint learning to induce a model based on given positive examples. A learned model could be used as is to produce solutions in line with the problem, or serve as a base model to design the final model. </text:p>
      <text:p text:style-name="P6">There are many artificial intelligence approaches that could solve <text:span text:style-name="T2">the components of this problem. The hard constraints stated by the stakeholders could easily be solved with basic constraint programming, while the optimizations could be satisfied using integer programming[1]. The sport scheduling problem involves numerical constraints. For instance the number of consecutive home or away games for a certain team could be subject to a constraint. <text:s/>Classical learning approaches like Conacq and Inductive Logic Programming focus on boolean variable, and it’s unclear how we could introduce numerical terms in here.</text:span></text:p>
      <text:p text:style-name="P7">The sport constraint problem is inherently multi dimensional, <text:span text:style-name="T3">so the constraint learning approach used to solve the sport scheduling problem is based on COUNT-OR[3]. This approach is used as a benchmark, the adaptation Count-SPORT is designed as a generalization of Count-OR, trying to acquire hard constraints like “team 2 plays not more than 2 consecutive games at home”, but also tries to optimize schedules based on soft constraints. </text:span></text:p>
      <text:p text:style-name="P7"/>
      <text:p text:style-name="P41">Different types of Tournaments</text:p>
      <text:p text:style-name="P17">Many different kinds of formats could be used for the organization of (sport) tournaments. In this section we try to <text:s/>list the more common forms. Important to note: the terminology within the existing literature is far from consistent. <text:span text:style-name="T4">Several terms exist for the same concept, and some frequently used terms represent multiple concepts. Despite the fact that the authors of different sources referenced in this thesis use different terminology, the terminology in this section and the next will be used throughout this thesis. </text:span></text:p>
      <text:h text:style-name="P73" text:outline-level="2">1. Ladder based tournaments</text:h>
      <text:p text:style-name="P20">1.<text:span text:style-name="T33">1</text:span> <text:span text:style-name="T33">Basic</text:span> <text:span text:style-name="T5">Ladder tournament</text:span></text:p>
      <text:p text:style-name="P9">In a ladder tournament, participants are listed on the rungs of the ladde<text:span text:style-name="T6">r in current order of merit, with the best player on top of the list. Competition is challenge based, a player is allowed to challenge players above them on the ladder. Usually there exists a limit to how many rungs above them players can challenge. If the lowest-placed player wins the match, then the two players exchange places on the ladder. If the highest-placed player wins, he is allowed to challenge a player above him before accepting another challenge. Rules about challenges need to be stated beforehand. </text:span></text:p>
      <text:p text:style-name="P39">This format is used in sports like squash and badminton. The most famous ranking system for players is the Elo rating system, which is used in Chess.</text:p>
      <text:p text:style-name="P39">Since tournaments with this format don’t have formal schedule, we don’t elaborate on it any further.</text:p>
      <text:p text:style-name="P18"><text:span text:style-name="T11">1.</text:span><text:span text:style-name="T8">2 </text:span><text:span text:style-name="T9">Pyramid tournament</text:span></text:p>
      <text:p text:style-name="P14">Pyramid tournaments are fairly similar to ladder tournaments, they also maintain continuous, prolonged forms of competition, but this form allows more challenges to be made, and thus more participation, they can also include a larger number of participants than the ladder tournaments. </text:p>
      <text:p text:style-name="P19"><text:span text:style-name="T19">After the preliminary draw, players can challenge any other p</text:span><text:span text:style-name="T20">articipant</text:span><text:span text:style-name="T19"> on the same horizontal row of the pyramid. </text:span><text:span text:style-name="T20">If they win, they can challenge a participant on a higher row. If a participant loses from someone on a lower row, they switch places within the pyramid. Just like in ladder tournaments, challenge rules need to be stated beforehand.</text:span></text:p>
      <text:p text:style-name="P15">Since pyramid formats also don’t have a formal schedule, we dont’t elaborate on them any further. </text:p>
      <text:h text:style-name="P74" text:outline-level="1">2. Elimination based tournaments</text:h>
      <text:p text:style-name="P19"><text:span text:style-name="T11">2.1</text:span><text:span text:style-name="T10"> Single elimination tournament</text:span></text:p>
      <text:p text:style-name="P10">Single elimination tournaments <text:span text:style-name="T31">or single knockout tournaments</text:span> are the simplest forms of tournaments, the winner of each match advances in the tournament tree and the loser gets eliminated. So after one loss, a participant is completely eliminated. No provision for off-day’s or bad luck for a participant is present. Single elimination tournaments find their use when you have a large number of contestants and only a short period of time. But they also find their use in final <text:soft-page-break/>stages of big sport tournaments so that games have high stakes (e.g: finals of World Championship football). </text:p>
      <text:p text:style-name="P40">If all participants are considered equal, the seeding of the tournament tree is random. If participants their abilities/scores are known, they are seeded in such a way that the strong participants avoid eachother as long as possible(e.g: in the <text:span text:style-name="T40">knockout phase</text:span> of the Champions league football, the winners of the group phase can’t play eachother in the first knockout game). <text:s text:c="3"/></text:p>
      <text:p text:style-name="P21"><text:span text:style-name="T33">2.2</text:span> Consolation tournament</text:p>
      <text:p text:style-name="P11">A consolation tournament or ‘losers-bracket’ usually goes along with a single elimination tournament. When participants lose in a round, <text:span text:style-name="T32">they advance to the loser bracket where they compete eachother in a single elimination principle for the consolation title. A ‘feed-in’ consolation tournament enables losers from the first round up to losers of the quarter finals to compete for the consolation title. The most famous example is judo, where in big tournaments 2 bronze medals are awarded (one for the winner of the consolation tournament, and one for the best of the two losing semi-finalists).</text:span></text:p>
      <text:p text:style-name="Text_20_body"><text:span text:style-name="T11">2.3</text:span><text:span text:style-name="T12"> Double </text:span><text:span text:style-name="T7">elimination</text:span><text:span text:style-name="T12"> tournaments</text:span></text:p>
      <text:p text:style-name="P12">Double elimination tournaments consist of two games. A participant must lose twice before they get eliminated. It’s superior to single elimination when there aren’t as many players involved. This format allows players to have an off-day. This tournament model isn’t used very common, but <text:span text:style-name="T33">it finds its use in table football and e-sports. </text:span></text:p>
      <text:p text:style-name="P13">Since elimination tournaments don’t really have lots of edge cases that are also hard constraints, we don’t elaborate any further on elimination tournaments. </text:p>
      <text:p text:style-name="P13"/>
      <text:p text:style-name="P24">3. Round robin tournaments</text:p>
      <text:p text:style-name="P25">3.1 Straight round robin</text:p>
      <text:p text:style-name="P30">Round robin tournaments / league schedules consist of every <text:span text:style-name="T34">participant</text:span> playing <text:span text:style-name="T34">every other participant a fixed amount of times. In a single round robin (1RR/ SRR) tournament, every participant plays every other participant only once. 1RR is a very famous format, it is commonly used for group stages in big sport tournaments, examples are the FIFA world cup, continental tournaments,… </text:span></text:p>
      <text:p text:style-name="P31">In a double round robin(2RR/DRR) tournament, every participant plays every other participant twice. Double round robin is the most common tournament schedule in (professional) <text:span text:style-name="T40">sport leagues.</text:span> <text:span text:style-name="T35">Triple and quadruple round robin do also exist. Throughout this paper, we will make mentions of xRR. X-Round robin means that every participant plays every other participant x times. </text:span></text:p>
      <text:p text:style-name="P32">Round robin schedules are fixed, all participants know from head on when and where they play a particular match. The <text:span text:style-name="T40">cumulative</text:span> results of all the games decide who is the winner of the tournament, so you can’t really talk about a “final” in this kind of tournaments. </text:p>
      <text:p text:style-name="P33"><text:soft-page-break/>Round robin is effective for one-day tournaments if the games could be played fast and there is a small number of participants. When there are more participants and the games take longer, then you want to use round robin for league play. </text:p>
      <text:p text:style-name="P33">If you have a large number of participants Round robin isn’t the way to go, for example if you have 32 participants in the tournament, it would take 496 games to complete, where double elimination would take 62 games and single elimination only 31. <text:s/></text:p>
      <text:p text:style-name="P26">3.2 Round robin Double split</text:p>
      <text:p text:style-name="P34">When we desire a RR format, but the number of participants is too large, splitting them into two divisions is a practical solution. <text:span text:style-name="T36">Following the play within the divisions, only the top two of each division advances to the play-offs to determine the final top standings. The number of games gets halved this way. The drawback with this format is that accurate seedings of the divisions becomes very important. For example, if the top three seeds are placed in one division, and only the top two advances to the playoffs, then (if entries perform consistent with their seedings) the third seed can’t play in the play-offs. </text:span></text:p>
      <text:p text:style-name="P35">Round robin double split finds its uses in league play. An example is play-off II of the Belgium football competition, where you have two divisions of four teams, and the winners of each division advance to a play-off where they could go for a ticket for the Europa League. </text:p>
      <text:p text:style-name="P27">3.3 Round Robin Triple split</text:p>
      <text:p text:style-name="P35">RR triple split is very similar to the double split. However, because <text:span text:style-name="T36">you have three divisions, single elimination playoffs with three or six games becomes rather impossible. So for playoffs, we use a new RR tournament. This will require more games in the playoffs, but it makes it also a satisfactory alternative for RR double split when there are to many participants. </text:span></text:p>
      <text:p text:style-name="P28">3.4 <text:span text:style-name="T37">Round Robin Quadruple split</text:span></text:p>
      <text:p text:style-name="P36">This type of tournament is intended to solve the same problems as RR double split, but instead of dividing into two divisions, we divide into four. This is <text:span text:style-name="T40">useful</text:span> when the number of entries exceeds 11. The major disadvantage of this format is that if we have 12-15 participants, it could be possible for the weaker seeds to only play 2 games.</text:p>
      <text:p text:style-name="P29">3.5 Note on Round Robin</text:p>
      <text:p text:style-name="P36">Note that you could describe several complex tournament schedules as consecutive RR-tournaments with a different amount of participants. <text:span text:style-name="T38">Take the example of the Belgium football competition with playoffs (2009). The regular competition consists of a 2RR tournament with 16 teams. The first six teams advance to play-off I, they play a 2RR tournament to decide who wins the championship. Teams 8-14 get seeded into a RR Double split format, where the winner of each division plays single elimination to decide who wins playoff 2. Team 15-16 play a double elimination tournament to decide who relegates to the lower division.</text:span></text:p>
      <text:p text:style-name="P37">Since RR is the more common tournament form in professional leagues and the fact that consecutive RR-like tournaments could be used to model complex sport competitions, we take a particular interest in RR for this thesis.</text:p>
      <text:p text:style-name="P37"/>
      <text:p text:style-name="P2"><text:soft-page-break/>Terminology</text:p>
      <text:h text:style-name="P75" text:outline-level="1">1. Round robin specific</text:h>
      <text:p text:style-name="P22">1.1 Round</text:p>
      <text:p text:style-name="P16">When scheduling a round robin tournament, the games get divided into different rounds in a way that every team plays maximum one game each round. In the literature this gets <text:span text:style-name="T40">referred</text:span> to as a round, a slot, a timeslot, … <text:span text:style-name="T39">It’s not mandatory that a round takes place on a fixed time. A round could take multiple days (e.g a complete weekend).</text:span></text:p>
      <text:p text:style-name="P16"><text:span text:style-name="T39"><text:s/>If the amount of participants n is even, we need to schedule at least n-1 rounds to schedule a SRR tournament. When n is odd, we need at least n rounds. If the amount of rounds equals this lower bound, we call our tournament </text:span><text:span text:style-name="T13">compact.</text:span><text:span text:style-name="T39"> If we have more rounds, it’s called </text:span><text:span text:style-name="T13">relaxed</text:span><text:span text:style-name="T39">. For instance the most football tournaments have compact schedules, while relaxed schedules dominate in basketball. In this thesis, we will assume compact tournaments.</text:span></text:p>
      <text:p text:style-name="P54">1.2 Cycle</text:p>
      <text:p text:style-name="P54"><text:span text:style-name="T21">We define a cycle as the collection of rounds necessary for each participant to play every other participant. So </text:span><text:span text:style-name="T22">there is only one cylce in a SRR tournament, two cycles in a DRR tournament, and x cycles in an xRR tournament. Assuming the given schedule is compact, a cycle will always be n-1 rounds, with n the number of participants. There isn’t much literature that focuses on cycles in Round Robin tournaments, so there aren’t many other existing terms for this concept. </text:span></text:p>
      <text:p text:style-name="P55">1.3 Home Away Pattern (HAP)</text:p>
      <text:p text:style-name="P43">In literature, participants have often a home base. Since the more common uses of round robin is within the world of team sports (or sportleagues where home-advantages actually matter), we will assume in this research that participants of a round robin always have a home base. </text:p>
      <text:p text:style-name="P43">When a participant plays a game in his home base <text:span text:style-name="T41">it it called a </text:span><text:span text:style-name="T14">home game, </text:span><text:span text:style-name="T41">and when a participant plays in the home base of another team, it is called an </text:span><text:span text:style-name="T14">away game. </text:span><text:span text:style-name="T41">If a participant doesn’t have to play in a round, he has a </text:span><text:span text:style-name="T14">bye. </text:span><text:span text:style-name="T41">So we could assume that when two participants play eachother, one plays home and the other plays away. This isn’t always the case, if you consider a sport tournament that takes place on neutral ground (e.g World Championship football). The sequence of home games, away games and byes for each team is a </text:span><text:span text:style-name="T14">home-away pattern(HAP).</text:span></text:p>
      <text:p text:style-name="P44">The modeling of a HAP consists of a sequence of <text:span text:style-name="T7">H</text:span>(ome)’s, <text:span text:style-name="T15">A</text:span><text:span text:style-name="T42">(way)’s and </text:span><text:span text:style-name="T15">B</text:span><text:span text:style-name="T42">(ye)’s with a length of n-1, this sequence corresponds with the home and away sequence of a participant (n the amount of teams).</text:span></text:p>
      <text:p text:style-name="P44"><text:span text:style-name="T42">There are no byes in a compact tournament unless the number of participants is odd. <text:s/>The combination of HAP’s for every participant is called a </text:span><text:span text:style-name="T15">HAP set</text:span><text:span text:style-name="T42">. A HAP set is </text:span><text:span text:style-name="T15">equilibrated</text:span><text:span text:style-name="T42"> or </text:span><text:span text:style-name="T15">balanced</text:span><text:span text:style-name="T42"> if the number of home games for each team doesn’t differ more than 1. Two patterns are </text:span><text:span text:style-name="T15">complementary </text:span><text:span text:style-name="T43">if the first pattern has a H when the second has an A and vice versa. An example of a balanced and complementary set of HAP’s is shown in table 1. </text:span></text:p>
      <text:p text:style-name="P45"/>
      <table:table table:name="Table1" table:style-name="Table1">
        <table:table-column table:style-name="Table1.A" table:number-columns-repeated="2"/>
        <text:soft-page-break/>
        <table:table-row>
          <table:table-cell table:style-name="Table1.A1" table:number-columns-spanned="2" office:value-type="string">
            <text:p text:style-name="P79">Table 1: Balanced &amp; complementary set of HAP’s for a compact 2RR tournament</text:p>
          </table:table-cell>
          <table:covered-table-cell/>
        </table:table-row>
        <table:table-row>
          <table:table-cell table:style-name="Table1.A2" office:value-type="string">
            <text:p text:style-name="P77">Team 1</text:p>
          </table:table-cell>
          <table:table-cell table:style-name="Table1.B2" office:value-type="string">
            <text:p text:style-name="P77">HAHAHAHAHA</text:p>
          </table:table-cell>
        </table:table-row>
        <table:table-row>
          <table:table-cell table:style-name="Table1.A6" office:value-type="string">
            <text:p text:style-name="P77">Team 2</text:p>
          </table:table-cell>
          <table:table-cell table:style-name="Table1.B6" office:value-type="string">
            <text:p text:style-name="P78">HAAHAAHHAH</text:p>
          </table:table-cell>
        </table:table-row>
        <table:table-row>
          <table:table-cell table:style-name="Table1.A6" office:value-type="string">
            <text:p text:style-name="P77">Team 3</text:p>
          </table:table-cell>
          <table:table-cell table:style-name="Table1.B6" office:value-type="string">
            <text:p text:style-name="P77">AHHAHHAAHA</text:p>
          </table:table-cell>
        </table:table-row>
        <table:table-row>
          <table:table-cell table:style-name="Table1.A6" office:value-type="string">
            <text:p text:style-name="P77">Team 4</text:p>
          </table:table-cell>
          <table:table-cell table:style-name="Table1.B6" office:value-type="string">
            <text:p text:style-name="P77">HAHAAAHAHH</text:p>
          </table:table-cell>
        </table:table-row>
        <table:table-row>
          <table:table-cell table:style-name="Table1.A6" office:value-type="string">
            <text:p text:style-name="P77">Team 5</text:p>
          </table:table-cell>
          <table:table-cell table:style-name="Table1.B6" office:value-type="string">
            <text:p text:style-name="P77">AHAHHHAHAA</text:p>
          </table:table-cell>
        </table:table-row>
        <table:table-row>
          <table:table-cell table:style-name="Table1.A7" office:value-type="string">
            <text:p text:style-name="P77">Team 6 </text:p>
          </table:table-cell>
          <table:table-cell table:style-name="Table1.B7" office:value-type="string">
            <text:p text:style-name="P78"><text:s/><text:span text:style-name="T44">AHAHAHAHAH</text:span></text:p>
          </table:table-cell>
        </table:table-row>
      </table:table>
      <text:p text:style-name="P45"/>
      <text:p text:style-name="P56">1.4 Breaks</text:p>
      <text:p text:style-name="P46">Many tournaments aim for an alternating pattern of home and away games. When a team have two consecutive home / away games. It is called a <text:span text:style-name="T7">break</text:span>. If all teams have the same amount of breaks, the HAP set is called <text:span text:style-name="T7">equitable</text:span>. If we look at table 1, only teams 1 and 2 have no breaks. This means the HAP set in table 1 is non equitable. Some liga’s want to minimize the amout of breaks, but in some cases could it be preferable for participants to play consecutive games away<text:span text:style-name="T45">[6]</text:span>.</text:p>
      <text:p text:style-name="P47">This is the case when opponents home bases are far away from eachother and when minimizing total travel distance is a point of optimization. Consecutive games away are called a <text:span text:style-name="T7">road trip</text:span>. <text:s/>Consecutive games home are a <text:span text:style-name="T7">home stand</text:span>.</text:p>
      <text:p text:style-name="P48">The assignment of rounds could be represented in a <text:span text:style-name="T7">time table</text:span>. Each row represents a team and each column represents a round. </text:p>
      <table:table table:name="Table2" table:style-name="Table2">
        <table:table-column table:style-name="Table2.A" table:number-columns-repeated="11"/>
        <table:table-row>
          <table:table-cell table:style-name="Table2.A1" table:number-columns-spanned="11" office:value-type="string">
            <text:p text:style-name="P80">Table 2: Timetable for a compact DRR tournament with 6 teams</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P82">Round</text:p>
          </table:table-cell>
          <table:table-cell table:style-name="Table2.A2" office:value-type="string">
            <text:p text:style-name="P82">1</text:p>
          </table:table-cell>
          <table:table-cell table:style-name="Table2.A2" office:value-type="string">
            <text:p text:style-name="P82">2</text:p>
          </table:table-cell>
          <table:table-cell table:style-name="Table2.A2" office:value-type="string">
            <text:p text:style-name="P82">3</text:p>
          </table:table-cell>
          <table:table-cell table:style-name="Table2.A2" office:value-type="string">
            <text:p text:style-name="P82">4</text:p>
          </table:table-cell>
          <table:table-cell table:style-name="Table2.A2" office:value-type="string">
            <text:p text:style-name="P82">5</text:p>
          </table:table-cell>
          <table:table-cell table:style-name="Table2.A2" office:value-type="string">
            <text:p text:style-name="P82">6</text:p>
          </table:table-cell>
          <table:table-cell table:style-name="Table2.A2" office:value-type="string">
            <text:p text:style-name="P82">7</text:p>
          </table:table-cell>
          <table:table-cell table:style-name="Table2.A2" office:value-type="string">
            <text:p text:style-name="P82">8</text:p>
          </table:table-cell>
          <table:table-cell table:style-name="Table2.A2" office:value-type="string">
            <text:p text:style-name="P82">9</text:p>
          </table:table-cell>
          <table:table-cell table:style-name="Table2.K2" office:value-type="string">
            <text:p text:style-name="P82">10</text:p>
          </table:table-cell>
        </table:table-row>
        <table:table-row>
          <table:table-cell table:style-name="Table2.A2" office:value-type="string">
            <text:p text:style-name="P82">Team 1</text:p>
          </table:table-cell>
          <table:table-cell table:style-name="Table2.A2" office:value-type="string">
            <text:p text:style-name="P82">6</text:p>
          </table:table-cell>
          <table:table-cell table:style-name="Table2.A2" office:value-type="string">
            <text:p text:style-name="P82">3</text:p>
          </table:table-cell>
          <table:table-cell table:style-name="Table2.A2" office:value-type="string">
            <text:p text:style-name="P82">5</text:p>
          </table:table-cell>
          <table:table-cell table:style-name="Table2.A2" office:value-type="string">
            <text:p text:style-name="P82">2</text:p>
          </table:table-cell>
          <table:table-cell table:style-name="Table2.A2" office:value-type="string">
            <text:p text:style-name="P82">4</text:p>
          </table:table-cell>
          <table:table-cell table:style-name="Table2.A2" office:value-type="string">
            <text:p text:style-name="P82">6</text:p>
          </table:table-cell>
          <table:table-cell table:style-name="Table2.A2" office:value-type="string">
            <text:p text:style-name="P82">3</text:p>
          </table:table-cell>
          <table:table-cell table:style-name="Table2.A2" office:value-type="string">
            <text:p text:style-name="P82">5</text:p>
          </table:table-cell>
          <table:table-cell table:style-name="Table2.A2" office:value-type="string">
            <text:p text:style-name="P82">2</text:p>
          </table:table-cell>
          <table:table-cell table:style-name="Table2.K2" office:value-type="string">
            <text:p text:style-name="P82">4</text:p>
          </table:table-cell>
        </table:table-row>
        <table:table-row>
          <table:table-cell table:style-name="Table2.A2" office:value-type="string">
            <text:p text:style-name="P82">Team 2</text:p>
          </table:table-cell>
          <table:table-cell table:style-name="Table2.A2" office:value-type="string">
            <text:p text:style-name="P82">5</text:p>
          </table:table-cell>
          <table:table-cell table:style-name="Table2.A2" office:value-type="string">
            <text:p text:style-name="P82">6</text:p>
          </table:table-cell>
          <table:table-cell table:style-name="Table2.A2" office:value-type="string">
            <text:p text:style-name="P82">4</text:p>
          </table:table-cell>
          <table:table-cell table:style-name="Table2.A2" office:value-type="string">
            <text:p text:style-name="P82">1</text:p>
          </table:table-cell>
          <table:table-cell table:style-name="Table2.A2" office:value-type="string">
            <text:p text:style-name="P82">3</text:p>
          </table:table-cell>
          <table:table-cell table:style-name="Table2.A2" office:value-type="string">
            <text:p text:style-name="P82">5</text:p>
          </table:table-cell>
          <table:table-cell table:style-name="Table2.A2" office:value-type="string">
            <text:p text:style-name="P82">6</text:p>
          </table:table-cell>
          <table:table-cell table:style-name="Table2.A2" office:value-type="string">
            <text:p text:style-name="P82">4</text:p>
          </table:table-cell>
          <table:table-cell table:style-name="Table2.A2" office:value-type="string">
            <text:p text:style-name="P82">1</text:p>
          </table:table-cell>
          <table:table-cell table:style-name="Table2.K2" office:value-type="string">
            <text:p text:style-name="P82">3</text:p>
          </table:table-cell>
        </table:table-row>
        <table:table-row>
          <table:table-cell table:style-name="Table2.A2" office:value-type="string">
            <text:p text:style-name="P82">Team 3</text:p>
          </table:table-cell>
          <table:table-cell table:style-name="Table2.A2" office:value-type="string">
            <text:p text:style-name="P82">4</text:p>
          </table:table-cell>
          <table:table-cell table:style-name="Table2.A2" office:value-type="string">
            <text:p text:style-name="P82">1</text:p>
          </table:table-cell>
          <table:table-cell table:style-name="Table2.A2" office:value-type="string">
            <text:p text:style-name="P82">6</text:p>
          </table:table-cell>
          <table:table-cell table:style-name="Table2.A2" office:value-type="string">
            <text:p text:style-name="P82">5</text:p>
          </table:table-cell>
          <table:table-cell table:style-name="Table2.A2" office:value-type="string">
            <text:p text:style-name="P82">2</text:p>
          </table:table-cell>
          <table:table-cell table:style-name="Table2.A2" office:value-type="string">
            <text:p text:style-name="P82">4</text:p>
          </table:table-cell>
          <table:table-cell table:style-name="Table2.A2" office:value-type="string">
            <text:p text:style-name="P82">1</text:p>
          </table:table-cell>
          <table:table-cell table:style-name="Table2.A2" office:value-type="string">
            <text:p text:style-name="P82">6</text:p>
          </table:table-cell>
          <table:table-cell table:style-name="Table2.A2" office:value-type="string">
            <text:p text:style-name="P82">5</text:p>
          </table:table-cell>
          <table:table-cell table:style-name="Table2.K2" office:value-type="string">
            <text:p text:style-name="P82">2</text:p>
          </table:table-cell>
        </table:table-row>
        <table:table-row>
          <table:table-cell table:style-name="Table2.A2" office:value-type="string">
            <text:p text:style-name="P82">Team 4</text:p>
          </table:table-cell>
          <table:table-cell table:style-name="Table2.A2" office:value-type="string">
            <text:p text:style-name="P82">3</text:p>
          </table:table-cell>
          <table:table-cell table:style-name="Table2.A2" office:value-type="string">
            <text:p text:style-name="P82">5</text:p>
          </table:table-cell>
          <table:table-cell table:style-name="Table2.A2" office:value-type="string">
            <text:p text:style-name="P82">2</text:p>
          </table:table-cell>
          <table:table-cell table:style-name="Table2.A2" office:value-type="string">
            <text:p text:style-name="P82">6</text:p>
          </table:table-cell>
          <table:table-cell table:style-name="Table2.A2" office:value-type="string">
            <text:p text:style-name="P82">1</text:p>
          </table:table-cell>
          <table:table-cell table:style-name="Table2.A2" office:value-type="string">
            <text:p text:style-name="P82">3</text:p>
          </table:table-cell>
          <table:table-cell table:style-name="Table2.A2" office:value-type="string">
            <text:p text:style-name="P82">5</text:p>
          </table:table-cell>
          <table:table-cell table:style-name="Table2.A2" office:value-type="string">
            <text:p text:style-name="P82">2</text:p>
          </table:table-cell>
          <table:table-cell table:style-name="Table2.A2" office:value-type="string">
            <text:p text:style-name="P82">6</text:p>
          </table:table-cell>
          <table:table-cell table:style-name="Table2.K2" office:value-type="string">
            <text:p text:style-name="P82">1</text:p>
          </table:table-cell>
        </table:table-row>
        <table:table-row>
          <table:table-cell table:style-name="Table2.A2" office:value-type="string">
            <text:p text:style-name="P82">Team 5</text:p>
          </table:table-cell>
          <table:table-cell table:style-name="Table2.A2" office:value-type="string">
            <text:p text:style-name="P82">2</text:p>
          </table:table-cell>
          <table:table-cell table:style-name="Table2.A2" office:value-type="string">
            <text:p text:style-name="P82">4</text:p>
          </table:table-cell>
          <table:table-cell table:style-name="Table2.A2" office:value-type="string">
            <text:p text:style-name="P82">1</text:p>
          </table:table-cell>
          <table:table-cell table:style-name="Table2.A2" office:value-type="string">
            <text:p text:style-name="P84">3</text:p>
          </table:table-cell>
          <table:table-cell table:style-name="Table2.A2" office:value-type="string">
            <text:p text:style-name="P84">6</text:p>
          </table:table-cell>
          <table:table-cell table:style-name="Table2.A2" office:value-type="string">
            <text:p text:style-name="P84">2</text:p>
          </table:table-cell>
          <table:table-cell table:style-name="Table2.A2" office:value-type="string">
            <text:p text:style-name="P84">4</text:p>
          </table:table-cell>
          <table:table-cell table:style-name="Table2.A2" office:value-type="string">
            <text:p text:style-name="P84">1</text:p>
          </table:table-cell>
          <table:table-cell table:style-name="Table2.A2" office:value-type="string">
            <text:p text:style-name="P84">3</text:p>
          </table:table-cell>
          <table:table-cell table:style-name="Table2.K2" office:value-type="string">
            <text:p text:style-name="P84">6</text:p>
          </table:table-cell>
        </table:table-row>
        <table:table-row>
          <table:table-cell table:style-name="Table2.A2" office:value-type="string">
            <text:p text:style-name="P82">Team 6</text:p>
          </table:table-cell>
          <table:table-cell table:style-name="Table2.A2" office:value-type="string">
            <text:p text:style-name="P82">1</text:p>
          </table:table-cell>
          <table:table-cell table:style-name="Table2.A2" office:value-type="string">
            <text:p text:style-name="P82">2</text:p>
          </table:table-cell>
          <table:table-cell table:style-name="Table2.A2" office:value-type="string">
            <text:p text:style-name="P82">3</text:p>
          </table:table-cell>
          <table:table-cell table:style-name="Table2.A2" office:value-type="string">
            <text:p text:style-name="P84">4</text:p>
          </table:table-cell>
          <table:table-cell table:style-name="Table2.A2" office:value-type="string">
            <text:p text:style-name="P84">5</text:p>
          </table:table-cell>
          <table:table-cell table:style-name="Table2.A2" office:value-type="string">
            <text:p text:style-name="P84">1</text:p>
          </table:table-cell>
          <table:table-cell table:style-name="Table2.A2" office:value-type="string">
            <text:p text:style-name="P84">2</text:p>
          </table:table-cell>
          <table:table-cell table:style-name="Table2.A2" office:value-type="string">
            <text:p text:style-name="P84">3</text:p>
          </table:table-cell>
          <table:table-cell table:style-name="Table2.A2" office:value-type="string">
            <text:p text:style-name="P84">4</text:p>
          </table:table-cell>
          <table:table-cell table:style-name="Table2.K2" office:value-type="string">
            <text:p text:style-name="P84">5</text:p>
          </table:table-cell>
        </table:table-row>
      </table:table>
      <text:p text:style-name="P48"/>
      <text:p text:style-name="P57">1.5 Schedules</text:p>
      <text:p text:style-name="P49">A HAP set for which a corresponding timetable exists is <text:span text:style-name="T7">feasible. </text:span>The combination of a HAP set and the timetable results in the schedule for the tournament. In table 3 we combine the HAP set of table 1 and the timetable of Table 2 into a schedule for a DRR tournament with 6 teams(Rasmussen 2008). A plus means a home game and minus means an away game. Do note that different representations for the same t<text:span text:style-name="T47">ournament are possible. <text:line-break/></text:span></text:p>
      <text:p text:style-name="P49"/>
      <text:p text:style-name="P49"/>
      <table:table table:name="Table4" table:style-name="Table4">
        <table:table-column table:style-name="Table4.A"/>
        <table:table-column table:style-name="Table4.B"/>
        <table:table-column table:style-name="Table4.C"/>
        <table:table-column table:style-name="Table4.B" table:number-columns-repeated="2"/>
        <table:table-column table:style-name="Table4.C"/>
        <table:table-column table:style-name="Table4.B"/>
        <table:table-column table:style-name="Table4.H"/>
        <table:table-column table:style-name="Table4.B" table:number-columns-repeated="2"/>
        <table:table-column table:style-name="Table4.C"/>
        <text:soft-page-break/>
        <table:table-row>
          <table:table-cell table:style-name="Table4.A1" table:number-columns-spanned="11" office:value-type="string">
            <text:p text:style-name="P81">Table <text:span text:style-name="T51">3</text:span>: Timetable for a compact DRR tournament with 6 teams<text:span text:style-name="T47">(Rasmussen 200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A2" office:value-type="string">
            <text:p text:style-name="P83">Round</text:p>
          </table:table-cell>
          <table:table-cell table:style-name="Table4.A2" office:value-type="string">
            <text:p text:style-name="P83">1</text:p>
          </table:table-cell>
          <table:table-cell table:style-name="Table4.A2" office:value-type="string">
            <text:p text:style-name="P83">2</text:p>
          </table:table-cell>
          <table:table-cell table:style-name="Table4.A2" office:value-type="string">
            <text:p text:style-name="P83">3</text:p>
          </table:table-cell>
          <table:table-cell table:style-name="Table4.A2" office:value-type="string">
            <text:p text:style-name="P83">4</text:p>
          </table:table-cell>
          <table:table-cell table:style-name="Table4.A2" office:value-type="string">
            <text:p text:style-name="P83">5</text:p>
          </table:table-cell>
          <table:table-cell table:style-name="Table4.A2" office:value-type="string">
            <text:p text:style-name="P83">6</text:p>
          </table:table-cell>
          <table:table-cell table:style-name="Table4.A2" office:value-type="string">
            <text:p text:style-name="P83">7</text:p>
          </table:table-cell>
          <table:table-cell table:style-name="Table4.A2" office:value-type="string">
            <text:p text:style-name="P83">8</text:p>
          </table:table-cell>
          <table:table-cell table:style-name="Table4.A2" office:value-type="string">
            <text:p text:style-name="P83">9</text:p>
          </table:table-cell>
          <table:table-cell table:style-name="Table4.K2" office:value-type="string">
            <text:p text:style-name="P83">10</text:p>
          </table:table-cell>
        </table:table-row>
        <table:table-row>
          <table:table-cell table:style-name="Table4.A2" office:value-type="string">
            <text:p text:style-name="P83">Team 1</text:p>
          </table:table-cell>
          <table:table-cell table:style-name="Table4.A2" office:value-type="string">
            <text:p text:style-name="P83"><text:span text:style-name="T47">+</text:span>6</text:p>
          </table:table-cell>
          <table:table-cell table:style-name="Table4.A2" office:value-type="string">
            <text:p text:style-name="P83">-3</text:p>
          </table:table-cell>
          <table:table-cell table:style-name="Table4.A2" office:value-type="string">
            <text:p text:style-name="P83"><text:span text:style-name="T47">+</text:span>5</text:p>
          </table:table-cell>
          <table:table-cell table:style-name="Table4.A2" office:value-type="string">
            <text:p text:style-name="P83">-2</text:p>
          </table:table-cell>
          <table:table-cell table:style-name="Table4.A2" office:value-type="string">
            <text:p text:style-name="P83"><text:span text:style-name="T47">+</text:span>4</text:p>
          </table:table-cell>
          <table:table-cell table:style-name="Table4.A2" office:value-type="string">
            <text:p text:style-name="P83">-6</text:p>
          </table:table-cell>
          <table:table-cell table:style-name="Table4.A2" office:value-type="string">
            <text:p text:style-name="P83"><text:span text:style-name="T47">+</text:span>3</text:p>
          </table:table-cell>
          <table:table-cell table:style-name="Table4.A2" office:value-type="string">
            <text:p text:style-name="P83">-5</text:p>
          </table:table-cell>
          <table:table-cell table:style-name="Table4.A2" office:value-type="string">
            <text:p text:style-name="P83"><text:span text:style-name="T47">+</text:span>2</text:p>
          </table:table-cell>
          <table:table-cell table:style-name="Table4.K2" office:value-type="string">
            <text:p text:style-name="P83">-4</text:p>
          </table:table-cell>
        </table:table-row>
        <table:table-row>
          <table:table-cell table:style-name="Table4.A2" office:value-type="string">
            <text:p text:style-name="P83">Team 2</text:p>
          </table:table-cell>
          <table:table-cell table:style-name="Table4.A2" office:value-type="string">
            <text:p text:style-name="P83"><text:span text:style-name="T47">+</text:span>5</text:p>
          </table:table-cell>
          <table:table-cell table:style-name="Table4.A2" office:value-type="string">
            <text:p text:style-name="P83">-6</text:p>
          </table:table-cell>
          <table:table-cell table:style-name="Table4.A2" office:value-type="string">
            <text:p text:style-name="P83">-4</text:p>
          </table:table-cell>
          <table:table-cell table:style-name="Table4.A2" office:value-type="string">
            <text:p text:style-name="P83"><text:span text:style-name="T47">+</text:span>1</text:p>
          </table:table-cell>
          <table:table-cell table:style-name="Table4.A2" office:value-type="string">
            <text:p text:style-name="P83">-3</text:p>
          </table:table-cell>
          <table:table-cell table:style-name="Table4.A2" office:value-type="string">
            <text:p text:style-name="P83">-5</text:p>
          </table:table-cell>
          <table:table-cell table:style-name="Table4.A2" office:value-type="string">
            <text:p text:style-name="P83"><text:span text:style-name="T47">+</text:span>6</text:p>
          </table:table-cell>
          <table:table-cell table:style-name="Table4.A2" office:value-type="string">
            <text:p text:style-name="P83"><text:span text:style-name="T47">+</text:span>4</text:p>
          </table:table-cell>
          <table:table-cell table:style-name="Table4.A2" office:value-type="string">
            <text:p text:style-name="P83">-1</text:p>
          </table:table-cell>
          <table:table-cell table:style-name="Table4.K2" office:value-type="string">
            <text:p text:style-name="P83"><text:span text:style-name="T47">+</text:span>3</text:p>
          </table:table-cell>
        </table:table-row>
        <table:table-row>
          <table:table-cell table:style-name="Table4.A2" office:value-type="string">
            <text:p text:style-name="P83">Team 3</text:p>
          </table:table-cell>
          <table:table-cell table:style-name="Table4.A2" office:value-type="string">
            <text:p text:style-name="P86">-4</text:p>
          </table:table-cell>
          <table:table-cell table:style-name="Table4.A2" office:value-type="string">
            <text:p text:style-name="P83"><text:span text:style-name="T47">+</text:span>1</text:p>
          </table:table-cell>
          <table:table-cell table:style-name="Table4.A2" office:value-type="string">
            <text:p text:style-name="P83"><text:span text:style-name="T47">+</text:span>6</text:p>
          </table:table-cell>
          <table:table-cell table:style-name="Table4.A2" office:value-type="string">
            <text:p text:style-name="P83">-5</text:p>
          </table:table-cell>
          <table:table-cell table:style-name="Table4.A2" office:value-type="string">
            <text:p text:style-name="P83"><text:span text:style-name="T47">+</text:span>2</text:p>
          </table:table-cell>
          <table:table-cell table:style-name="Table4.A2" office:value-type="string">
            <text:p text:style-name="P83"><text:span text:style-name="T47">+</text:span>4</text:p>
          </table:table-cell>
          <table:table-cell table:style-name="Table4.A2" office:value-type="string">
            <text:p text:style-name="P83">-1</text:p>
          </table:table-cell>
          <table:table-cell table:style-name="Table4.A2" office:value-type="string">
            <text:p text:style-name="P83">-6</text:p>
          </table:table-cell>
          <table:table-cell table:style-name="Table4.A2" office:value-type="string">
            <text:p text:style-name="P83"><text:span text:style-name="T47">+</text:span>5</text:p>
          </table:table-cell>
          <table:table-cell table:style-name="Table4.K2" office:value-type="string">
            <text:p text:style-name="P83">-2</text:p>
          </table:table-cell>
        </table:table-row>
        <table:table-row>
          <table:table-cell table:style-name="Table4.A2" office:value-type="string">
            <text:p text:style-name="P83">Team 4</text:p>
          </table:table-cell>
          <table:table-cell table:style-name="Table4.A2" office:value-type="string">
            <text:p text:style-name="P86">+3</text:p>
          </table:table-cell>
          <table:table-cell table:style-name="Table4.A2" office:value-type="string">
            <text:p text:style-name="P83">-5</text:p>
          </table:table-cell>
          <table:table-cell table:style-name="Table4.A2" office:value-type="string">
            <text:p text:style-name="P83"><text:span text:style-name="T47">+</text:span>2</text:p>
          </table:table-cell>
          <table:table-cell table:style-name="Table4.A2" office:value-type="string">
            <text:p text:style-name="P83">-6</text:p>
          </table:table-cell>
          <table:table-cell table:style-name="Table4.A2" office:value-type="string">
            <text:p text:style-name="P83">-1</text:p>
          </table:table-cell>
          <table:table-cell table:style-name="Table4.A2" office:value-type="string">
            <text:p text:style-name="P83">-3</text:p>
          </table:table-cell>
          <table:table-cell table:style-name="Table4.A2" office:value-type="string">
            <text:p text:style-name="P83"><text:span text:style-name="T47">+</text:span>5</text:p>
          </table:table-cell>
          <table:table-cell table:style-name="Table4.A2" office:value-type="string">
            <text:p text:style-name="P83">-2</text:p>
          </table:table-cell>
          <table:table-cell table:style-name="Table4.A2" office:value-type="string">
            <text:p text:style-name="P83"><text:span text:style-name="T47">+</text:span>6</text:p>
          </table:table-cell>
          <table:table-cell table:style-name="Table4.K2" office:value-type="string">
            <text:p text:style-name="P83"><text:span text:style-name="T47">+</text:span>1</text:p>
          </table:table-cell>
        </table:table-row>
        <table:table-row>
          <table:table-cell table:style-name="Table4.A2" office:value-type="string">
            <text:p text:style-name="P83">Team 5</text:p>
          </table:table-cell>
          <table:table-cell table:style-name="Table4.A2" office:value-type="string">
            <text:p text:style-name="P83">-2</text:p>
          </table:table-cell>
          <table:table-cell table:style-name="Table4.A2" office:value-type="string">
            <text:p text:style-name="P83"><text:span text:style-name="T47">+</text:span>4</text:p>
          </table:table-cell>
          <table:table-cell table:style-name="Table4.A2" office:value-type="string">
            <text:p text:style-name="P83">-1</text:p>
          </table:table-cell>
          <table:table-cell table:style-name="Table4.A2" office:value-type="string">
            <text:p text:style-name="P85"><text:span text:style-name="T47">+</text:span>3</text:p>
          </table:table-cell>
          <table:table-cell table:style-name="Table4.A2" office:value-type="string">
            <text:p text:style-name="P85"><text:span text:style-name="T47">+</text:span>6</text:p>
          </table:table-cell>
          <table:table-cell table:style-name="Table4.A2" office:value-type="string">
            <text:p text:style-name="P85"><text:span text:style-name="T47">+</text:span>2</text:p>
          </table:table-cell>
          <table:table-cell table:style-name="Table4.A2" office:value-type="string">
            <text:p text:style-name="P85">-4</text:p>
          </table:table-cell>
          <table:table-cell table:style-name="Table4.A2" office:value-type="string">
            <text:p text:style-name="P85"><text:span text:style-name="T47">+</text:span>1</text:p>
          </table:table-cell>
          <table:table-cell table:style-name="Table4.A2" office:value-type="string">
            <text:p text:style-name="P85">-3</text:p>
          </table:table-cell>
          <table:table-cell table:style-name="Table4.K2" office:value-type="string">
            <text:p text:style-name="P85">-6</text:p>
          </table:table-cell>
        </table:table-row>
        <table:table-row>
          <table:table-cell table:style-name="Table4.A2" office:value-type="string">
            <text:p text:style-name="P83">Team 6</text:p>
          </table:table-cell>
          <table:table-cell table:style-name="Table4.A2" office:value-type="string">
            <text:p text:style-name="P83">-1</text:p>
          </table:table-cell>
          <table:table-cell table:style-name="Table4.A2" office:value-type="string">
            <text:p text:style-name="P83"><text:span text:style-name="T47">+</text:span>2</text:p>
          </table:table-cell>
          <table:table-cell table:style-name="Table4.A2" office:value-type="string">
            <text:p text:style-name="P83">-3</text:p>
          </table:table-cell>
          <table:table-cell table:style-name="Table4.A2" office:value-type="string">
            <text:p text:style-name="P85"><text:span text:style-name="T47">+</text:span>4</text:p>
          </table:table-cell>
          <table:table-cell table:style-name="Table4.A2" office:value-type="string">
            <text:p text:style-name="P85">-5</text:p>
          </table:table-cell>
          <table:table-cell table:style-name="Table4.A2" office:value-type="string">
            <text:p text:style-name="P85"><text:span text:style-name="T47">+</text:span>1</text:p>
          </table:table-cell>
          <table:table-cell table:style-name="Table4.A2" office:value-type="string">
            <text:p text:style-name="P85">-2</text:p>
          </table:table-cell>
          <table:table-cell table:style-name="Table4.A2" office:value-type="string">
            <text:p text:style-name="P85"><text:span text:style-name="T47">+</text:span>3</text:p>
          </table:table-cell>
          <table:table-cell table:style-name="Table4.A2" office:value-type="string">
            <text:p text:style-name="P85">-4</text:p>
          </table:table-cell>
          <table:table-cell table:style-name="Table4.K2" office:value-type="string">
            <text:p text:style-name="P85"><text:span text:style-name="T47">+</text:span>5</text:p>
          </table:table-cell>
        </table:table-row>
      </table:table>
      <text:p text:style-name="P42"/>
      <text:p text:style-name="P50">A schedule for a SRR tournament is <text:span text:style-name="T48">irreducible when at least one of the two participants playing a game is on a break. When solving a sport scheduling problem, it could be an advantage to wait assigning different participants to the HAP-set and timetable until the schedule is built. When this is the case, <text:s/>you could use placeholders inside the HAP set and the timetable[8].</text:span></text:p>
      <text:p text:style-name="P50"/>
      <text:p text:style-name="P50"><text:span text:style-name="T16">**</text:span><text:span text:style-name="T17">Todo, discuss the NP-hard part of schedule problems here?**</text:span><text:span text:style-name="T48"> </text:span></text:p>
      <text:p text:style-name="P71">Constraints and cost functions</text:p>
      <text:p text:style-name="P72">Hard and Soft Constraints</text:p>
      <text:h text:style-name="P76" text:outline-level="1">1. <text:span text:style-name="T55">Classification of sport scheduling problem</text:span></text:h>
      <text:p text:style-name="P68">Solving a sport scheduling problem consists of finding a feasible schedule which is acceptable for the organisation of the tournament. This schedule minimizes or maximizes the cost function and does not violate any hard constraints. Common used cost functions are minimizing the amount of breaks or traveling distance. Besides those two, there still are some other things that should be taken into account. For example minimizing costs or maximizing revenue, minimizing carry-over effects <text:s/><text:span text:style-name="T49">and penalties. We list five complete categories</text:span></text:p>
      <text:p text:style-name="P58">1.1 Minim<text:span text:style-name="T55">al</text:span> Break</text:p>
      <text:p text:style-name="P58"><text:span text:style-name="T18">Probably the most studied objective in the sport scheduling world is minimizing breaks. Organizers of sport tournaments limit their schedules to having an upper bound for the amount of breaks (e.g x(n-2) for an xRR tournament with an even number of teams n). Pioneering work about breaks has been conducted by Werra(1980,1982). There are several reasons why people want a minimal amount of breaks in their schedule. Fans don’t like long periods without home games from their team(Nurmi et al, 2010), </text:span><text:span text:style-name="T23">consecutive homegames reduce the revenues from tickets[9]. Long home stands or road trips could also have an impact on the position of a team in the tournament(Nurmi 2010).</text:span></text:p>
      <text:p text:style-name="P58"><text:span text:style-name="T23"/></text:p>
      <text:p text:style-name="P59"><text:soft-page-break/><text:span text:style-name="T18">Werra introduced a variance on the minim</text:span><text:span text:style-name="T30">al</text:span><text:span text:style-name="T18"> break problem in 1982: find a minim</text:span><text:span text:style-name="T30">al</text:span><text:span text:style-name="T18"> amount of rounds with breaks. </text:span><text:span text:style-name="T24">An application of a minim</text:span><text:span text:style-name="T30">al</text:span><text:span text:style-name="T24"> break soft constraint adapted to the demands of the league is the equadorian football league [9 recalde et al]. This function consists of 2 objectives: minimizing the number of breaks and maximizing the number of pseudo-breaks. </text:span><text:span text:style-name="T25">A pseudo break is a road trip of 2 games where one of the games is played in the own province. </text:span></text:p>
      <text:p text:style-name="P60"><text:span text:style-name="T18">It isn’t always the most optimal to minimize the amount of breaks, an increased amount of breaks could reduce the total traveling distance and the </text:span><text:span text:style-name="T26">travel costs</text:span><text:span text:style-name="T18"> </text:span><text:span text:style-name="T26">[9], </text:span><text:span text:style-name="T27">see section 1.2 for more information. If the schedule is mirrored, the minim</text:span><text:span text:style-name="T30">al</text:span><text:span text:style-name="T27"> amount of breaks will rise to a minimum of 3n-6, breaks are not the main concern for mirrored schedules(Goosens en Spieksma, 2012). </text:span><text:span text:style-name="T28">Table 3 is a compact mirrored DRR tournament with 6 teams and a minim</text:span><text:span text:style-name="T30">al</text:span><text:span text:style-name="T28"> number of breaks. No breaks for team 1 and 6, 3 for team 2 and 3, 3 game homestand for team 5 and a 3 game road trip for team 4. Which adds up to 12 breaks (3*6-6). </text:span></text:p>
      <text:p text:style-name="P61"><text:span text:style-name="T18">There is also the possibility to </text:span><text:span text:style-name="T29">keep the amount of breaks the same for all teams to make it more fair. This implicates that the total number of breaks in a SRR would rise to n, and for a DRR tournament to 2n(De Werra 1980). This is called a balanced schedule(Goossens and Spieksma 2012).</text:span></text:p>
      <text:p text:style-name="P62">1.2 Mini<text:span text:style-name="T55">mal</text:span> traveling distance</text:p>
      <text:p text:style-name="P51">The traveling tournament problem<text:span text:style-name="T53">(TTP)</text:span> has been introduced <text:s/>by Easton et al. (2001). <text:span text:style-name="T52">The goal of this problem is to minimize the total distance traveled for each team. This is important when you have a tournament where the home bases have a large distance between them(big travel costs). In a TTP, each team starts in their home base, and return after the last game to their home base. But they don’t always return to their home base after each game, sometimes they continue their road trip from one opponent’s base to another without going back to their home base. Long road trips/home stands are avoided. </text:span></text:p>
      <text:p text:style-name="P51"><text:span text:style-name="T54">TTP is stated as followed: Given a number of teams and known distance between different home bases, find a timetable such that the accumulated traveled distance is minimal and other constraints remain satisfied. <text:s text:c="3"/></text:span></text:p>
      <text:p text:style-name="P52">Urrutia and Ribeiro (2004,2006) proved that minimizing the total traveling distance and maximizing the number of breaks is equivalent if the distance between all home bases equals 1. This is the constant distance traveling tournament problem(CTTP). The motivation for CTTP is that the traveling distance with a maximum number of breaks is a lower bound for the total traveling distance in TTP. The solution for the maximum break problem could be used to find an optimal solution for TTP.</text:p>
      <text:p text:style-name="P63">1.3 <text:span text:style-name="T55">Minimal cost / maximal revenue</text:span></text:p>
      <text:p text:style-name="P53">Some literature states that every sport scheduling problem is in this category, because the main concern is to minimize cost and maximize</text:p>
      <text:p text:style-name="P70">[1] Travelling tournament problem paper</text:p>
      <text:p text:style-name="P8">[2] CountOR paper</text:p>
      <text:p text:style-name="P23">[3] <text:a xlink:type="simple" xlink:href="http://sport.wales/media/296564/running_%20sport_eventsfixtures.pdf" text:style-name="Internet_20_link" text:visited-style-name="Visited_20_Internet_20_Link">http://sport.wales/media/296564/running_%20sport_eventsfixtures.pdf</text:a></text:p>
      <text:p text:style-name="P23">[4] <text:a xlink:type="simple" xlink:href="https://sportnz.org.nz/assets/Uploads/attachments/managing-sport/young-people/Types-of-tournaments-and-draws.doc" text:style-name="Internet_20_link" text:visited-style-name="Visited_20_Internet_20_Link">https://sportnz.org.nz/assets/Uploads/attachments/managing-sport/young-people/Types-of-tournaments-and-draws.doc</text:a></text:p>
      <text:p text:style-name="P64">[5] <text:a xlink:type="simple" xlink:href="https://uk.humankinetics.com/blogs/excerpts/understanding-tournaments-and-leagues" text:style-name="Internet_20_link" text:visited-style-name="Visited_20_Internet_20_Link">https://uk.humankinetics.com/blogs/excerpts/understanding-tournaments-and-leagues</text:a></text:p>
      <text:p text:style-name="P65">[6] Ribeiro &amp; Scheduling the brazilian soccer tournament with fairness and broadcast objectives <text:span text:style-name="T46">(2007)</text:span></text:p>
      <text:p text:style-name="P66">[7] R. V. Rasmussen, “Scheduling a triple round robin tournament for the best Danish</text:p>
      <text:p text:style-name="P66">soccer league,” (2008)</text:p>
      <text:p text:style-name="P67">[8] Round robin scheduling, a survey (Rasmussen 2007)</text:p>
      <text:p text:style-name="P69">[9] scheduling equadorian league <text:span text:style-name="T50">Urrutia en Ribeiro, 200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11:33:00.067126680</meta:creation-date>
    <dc:date>2018-12-20T17:37:45.381516911</dc:date>
    <meta:editing-duration>PT1H11M28S</meta:editing-duration>
    <meta:editing-cycles>9</meta:editing-cycles>
    <meta:generator>LibreOffice/5.1.6.2$Linux_X86_64 LibreOffice_project/10m0$Build-2</meta:generator>
    <meta:document-statistic meta:table-count="3" meta:image-count="0" meta:object-count="0" meta:page-count="9" meta:paragraph-count="258" meta:word-count="3572" meta:character-count="20966" meta:non-whitespace-character-count="17600"/>
  </office:meta>
</office:document-meta>
</file>